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208af8" officeooo:paragraph-rsid="00208af8"/>
    </style:style>
    <style:style style:name="P2" style:family="paragraph" style:parent-style-name="Standard">
      <style:text-properties officeooo:rsid="002470f7" officeooo:paragraph-rsid="002470f7"/>
    </style:style>
    <style:style style:name="P3" style:family="paragraph" style:parent-style-name="Standard">
      <style:text-properties officeooo:rsid="00267579" officeooo:paragraph-rsid="00267579"/>
    </style:style>
    <style:style style:name="P4" style:family="paragraph" style:parent-style-name="Standard" style:list-style-name="L1">
      <style:text-properties officeooo:rsid="00208af8" officeooo:paragraph-rsid="00208af8"/>
    </style:style>
    <style:style style:name="P5" style:family="paragraph" style:parent-style-name="Standard" style:list-style-name="L1">
      <style:text-properties officeooo:rsid="0022171d" officeooo:paragraph-rsid="00287bed"/>
    </style:style>
    <style:style style:name="P6" style:family="paragraph" style:parent-style-name="Standard" style:list-style-name="L1">
      <style:text-properties officeooo:rsid="002470f7" officeooo:paragraph-rsid="00287bed"/>
    </style:style>
    <style:style style:name="P7" style:family="paragraph" style:parent-style-name="Standard" style:list-style-name="L2">
      <style:text-properties officeooo:rsid="00267579" officeooo:paragraph-rsid="00267579"/>
    </style:style>
    <style:style style:name="P8" style:family="paragraph" style:parent-style-name="Standard" style:list-style-name="L2">
      <style:text-properties officeooo:rsid="00286132" officeooo:paragraph-rsid="00286132"/>
    </style:style>
    <style:style style:name="T1" style:family="text">
      <style:text-properties officeooo:rsid="002301ad"/>
    </style:style>
    <style:style style:name="T2" style:family="text">
      <style:text-properties officeooo:rsid="00287bed"/>
    </style:style>
    <style:style style:name="T3" style:family="text">
      <style:text-properties officeooo:rsid="002a1509"/>
    </style:style>
    <style:style style:name="T4" style:family="text">
      <style:text-properties officeooo:rsid="002b08bc"/>
    </style:style>
    <style:style style:name="T5" style:family="text">
      <style:text-properties officeooo:rsid="002bd51c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Explicação do primeiro video</text:p>
      <text:list xml:id="list2043060973" text:style-name="L1">
        <text:list-item>
          <text:p text:style-name="P4">No exemplo1.c é criado um arquivo em <text:s/>c no software visual code <text:s/>e é executado desde la terminal usando o compilador gcc. “gcc <text:span text:style-name="T2">Exemplo1</text:span>.c -o "Saída"”</text:p>
        </text:list-item>
        <text:list-item>
          <text:p text:style-name="P4">No exemplo dois é gerado um novo arquivo <text:s/>com formato .o <text:s/>“Arquivo objeto ”, para ser usado por os qualquer um dos programas usando um arquivo “Exemplo2.c” que não é um executável. “<text:span text:style-name="T2">gcc -c arcquivo.c -o Exemplo2.o</text:span>”</text:p>
        </text:list-item>
        <text:list-item>
          <text:p text:style-name="P5">N<text:span text:style-name="T1">o</text:span> exemplo 3 é criado uma pasta para armazenar todos os arquivos com formato .<text:span text:style-name="T1">o e assim enviar ditos arquivos de forma automática </text:span><text:s/>par <text:span text:style-name="T1">está pasta com o objetivo de ter </text:span>organizado o projeto. “ <text:span text:style-name="T2">gcc -c arcquivo.c -o ./</text:span><text:span text:style-name="T3">obj</text:span><text:span text:style-name="T2">/Exemplo3.o’</text:span>”</text:p>
        </text:list-item>
        <text:list-item>
          <text:p text:style-name="P6">No exemplo 4, é criada uma pasta “Include” para armazenar todos os arquivos com formato .h, para ter organizado meu projeto. Porem, <text:s/>passando a localização do arquivo .h que esta contido na pasta Include. “<text:span text:style-name="T2">gcc -c arcquivo.c -I ./</text:span><text:span text:style-name="T3">i</text:span><text:span text:style-name="T2">nclude -o ./</text:span><text:span text:style-name="T3">obj</text:span><text:span text:style-name="T2">/Exemplo4.o</text:span>”</text:p>
        </text:list-item>
      </text:list>
      <text:p text:style-name="P2"/>
      <text:p text:style-name="P3">2.<text:tab/>Explicação video 2</text:p>
      <text:list xml:id="list3513820097" text:style-name="L2">
        <text:list-item>
          <text:p text:style-name="P7">No exemplo 1 é criado uma pasta para salvar os arquivos fontes “.<text:span text:style-name="T4">c” </text:span><text:span text:style-name="T3">e manter o projeto organizado</text:span>. “<text:span text:style-name="T2">mkdir </text:span><text:span text:style-name="T3">scr</text:span>”</text:p>
        </text:list-item>
        <text:list-item>
          <text:p text:style-name="P8">No exemplo 2 é crida duas pastas “app” e “bin”, uma <text:s/>para armazenar executáveis dos códigos fonte (apps) e a outra (bin) para armazenar os binários e programas compilados “gcc ./apps/app.c ./obj/exemplo2.o -I ./include -o ./bin/app”.<text:span text:style-name="T5">Com este comando é criado um executável com uma função especifica.</text:span></text:p>
          <text:p text:style-name="P8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7T15:29:32.032625640</meta:creation-date>
    <meta:generator>LibreOffice/7.3.7.2$Linux_X86_64 LibreOffice_project/30$Build-2</meta:generator>
    <dc:date>2024-01-28T21:27:41.621175039</dc:date>
    <meta:editing-duration>PT5H7M47S</meta:editing-duration>
    <meta:editing-cycles>6</meta:editing-cycles>
    <meta:document-statistic meta:table-count="0" meta:image-count="0" meta:object-count="0" meta:page-count="1" meta:paragraph-count="9" meta:word-count="226" meta:character-count="1319" meta:non-whitespace-character-count="1101"/>
  </office:meta>
</office:document-meta>
</file>